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5abd81"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3b09d2"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62e55e"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3cf9aa"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4a1f4"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82fcd"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49263e" fo:background-color="#fff200" style:font-size-asian="12pt" style:font-style-asian="italic" style:font-size-complex="12pt" style:font-style-complex="italic"/>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32a017" fo:background-color="#fff200" style:font-size-asian="12pt" style:font-style-asian="italic" style:font-size-complex="12pt" style:font-style-complex="italic"/>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29d5c0" officeooo:paragraph-rsid="0029d5c0" fo:background-color="#fff200" style:font-size-asian="12pt" style:font-size-complex="12pt"/>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officeooo:paragraph-rsid="006c72b3"/>
    </style:style>
    <style:style style:name="P17"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18"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19"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264f07" style:font-size-asian="12pt" style:font-size-complex="12pt"/>
    </style:style>
    <style:style style:name="P2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2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264f07" style:font-size-asian="12pt" style:font-style-asian="normal" style:font-size-complex="12pt" style:font-style-complex="normal"/>
    </style:style>
    <style:style style:name="P23"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24" style:family="paragraph" style:parent-style-name="Text_20_body">
      <style:paragraph-properties fo:margin-top="0in" fo:margin-bottom="0.0201in" loext:contextual-spacing="false" fo:line-height="200%"/>
      <style:text-properties style:font-name="Times New Roman" officeooo:paragraph-rsid="00509e4c"/>
    </style:style>
    <style:style style:name="P25"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26"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27"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2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682fcd" style:font-size-asian="12pt" style:font-size-complex="12pt"/>
    </style:style>
    <style:style style:name="P2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3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6f9a02" style:font-size-asian="12pt" style:font-weight-asian="normal" style:font-size-complex="12pt" style:font-weight-complex="normal"/>
    </style:style>
    <style:style style:name="P31"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2"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3"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4"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5"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26ebc9" style:font-size-asian="12pt" style:font-size-complex="12pt"/>
    </style:style>
    <style:style style:name="T1" style:family="text">
      <style:text-properties officeooo:rsid="003590e6"/>
    </style:style>
    <style:style style:name="T2" style:family="text">
      <style:text-properties officeooo:rsid="0035d469"/>
    </style:style>
    <style:style style:name="T3" style:family="text">
      <style:text-properties fo:font-weight="bold" style:font-weight-asian="bold" style:font-weight-complex="bold"/>
    </style:style>
    <style:style style:name="T4" style:family="text">
      <style:text-properties fo:font-weight="bold" officeooo:rsid="0046bf52" style:font-weight-asian="bold" style:font-weight-complex="bold"/>
    </style:style>
    <style:style style:name="T5" style:family="text">
      <style:text-properties officeooo:rsid="003b09d2"/>
    </style:style>
    <style:style style:name="T6" style:family="text">
      <style:text-properties officeooo:rsid="003cf9aa"/>
    </style:style>
    <style:style style:name="T7" style:family="text">
      <style:text-properties officeooo:rsid="003e2a18"/>
    </style:style>
    <style:style style:name="T8" style:family="text">
      <style:text-properties officeooo:rsid="0040cf30" fo:background-color="#fff200" loext:char-shading-value="0"/>
    </style:style>
    <style:style style:name="T9" style:family="text">
      <style:text-properties officeooo:rsid="005e685d" fo:background-color="#fff200" loext:char-shading-value="0"/>
    </style:style>
    <style:style style:name="T10" style:family="text">
      <style:text-properties officeooo:rsid="0045f551" fo:background-color="#fff200" loext:char-shading-value="0"/>
    </style:style>
    <style:style style:name="T11" style:family="text">
      <style:text-properties officeooo:rsid="00623b2e" fo:background-color="#fff200" loext:char-shading-value="0"/>
    </style:style>
    <style:style style:name="T12" style:family="text">
      <style:text-properties officeooo:rsid="0043e6d0"/>
    </style:style>
    <style:style style:name="T13" style:family="text">
      <style:text-properties officeooo:rsid="0044936e"/>
    </style:style>
    <style:style style:name="T14" style:family="text">
      <style:text-properties officeooo:rsid="0045f551"/>
    </style:style>
    <style:style style:name="T15" style:family="text">
      <style:text-properties officeooo:rsid="004d6a7e"/>
    </style:style>
    <style:style style:name="T16" style:family="text">
      <style:text-properties style:use-window-font-color="true" style:text-position="super 58%" fo:language="en" fo:country="GB"/>
    </style:style>
    <style:style style:name="T17" style:family="text">
      <style:text-properties style:use-window-font-color="true" fo:language="en" fo:country="GB"/>
    </style:style>
    <style:style style:name="T18" style:family="text">
      <style:text-properties style:use-window-font-color="true" fo:language="en" fo:country="GB" fo:font-style="italic" style:font-style-asian="italic" style:font-style-complex="italic"/>
    </style:style>
    <style:style style:name="T19" style:family="text">
      <style:text-properties style:use-window-font-color="true" fo:language="en" fo:country="GB" style:font-name-complex="Times New Roman1"/>
    </style:style>
    <style:style style:name="T20" style:family="text">
      <style:text-properties officeooo:rsid="0050eefc"/>
    </style:style>
    <style:style style:name="T21" style:family="text">
      <style:text-properties officeooo:rsid="0051c907"/>
    </style:style>
    <style:style style:name="T22" style:family="text">
      <style:text-properties fo:font-style="italic" style:font-style-asian="italic" style:font-style-complex="italic"/>
    </style:style>
    <style:style style:name="T23" style:family="text">
      <style:text-properties fo:font-style="italic" officeooo:rsid="00730578" style:font-style-asian="italic" style:font-style-complex="italic"/>
    </style:style>
    <style:style style:name="T24" style:family="text">
      <style:text-properties fo:font-style="italic" fo:background-color="#fff200" loext:char-shading-value="0" style:font-style-asian="italic" style:font-style-complex="italic"/>
    </style:style>
    <style:style style:name="T25" style:family="text">
      <style:text-properties fo:font-style="italic" officeooo:rsid="0044936e" fo:background-color="#fff200" loext:char-shading-value="0" style:font-style-asian="italic" style:font-style-complex="italic"/>
    </style:style>
    <style:style style:name="T26" style:family="text">
      <style:text-properties fo:font-style="italic" officeooo:rsid="0045f551" fo:background-color="#fff200" loext:char-shading-value="0" style:font-style-asian="italic" style:font-style-complex="italic"/>
    </style:style>
    <style:style style:name="T27" style:family="text">
      <style:text-properties fo:font-style="italic" officeooo:rsid="003cf9aa" fo:background-color="#fff200" loext:char-shading-value="0" style:font-style-asian="italic" style:font-style-complex="italic"/>
    </style:style>
    <style:style style:name="T28" style:family="text">
      <style:text-properties fo:font-style="italic" fo:font-weight="bold" officeooo:rsid="00682fcd" style:font-style-asian="italic" style:font-weight-asian="bold" style:font-style-complex="italic" style:font-weight-complex="bold"/>
    </style:style>
    <style:style style:name="T29" style:family="text">
      <style:text-properties style:font-name="Times New Roman" fo:font-size="12pt" officeooo:rsid="0045f551" style:font-size-asian="12pt" style:font-size-complex="12pt"/>
    </style:style>
    <style:style style:name="T30" style:family="text">
      <style:text-properties style:font-name="Times New Roman" fo:font-size="12pt" officeooo:rsid="003604e7" style:font-size-asian="12pt" style:font-size-complex="12pt"/>
    </style:style>
    <style:style style:name="T31" style:family="text">
      <style:text-properties style:font-name="Times New Roman" fo:font-size="12pt" officeooo:rsid="00623b2e" style:font-size-asian="12pt" style:font-size-complex="12pt"/>
    </style:style>
    <style:style style:name="T32" style:family="text">
      <style:text-properties style:font-name="Times New Roman" fo:font-size="12pt" officeooo:rsid="0066f06c" style:font-size-asian="12pt" style:font-size-complex="12pt"/>
    </style:style>
    <style:style style:name="T33" style:family="text">
      <style:text-properties style:font-name="Times New Roman" fo:font-size="12pt" fo:font-style="italic" officeooo:rsid="0045f551" style:font-size-asian="12pt" style:font-style-asian="italic" style:font-size-complex="12pt" style:font-style-complex="italic"/>
    </style:style>
    <style:style style:name="T34"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35" style:family="text">
      <style:text-properties style:font-name="Times New Roman" fo:font-size="12pt" fo:font-weight="bold" officeooo:rsid="003604e7" style:font-size-asian="12pt" style:font-weight-asian="bold" style:font-size-complex="12pt" style:font-weight-complex="bold"/>
    </style:style>
    <style:style style:name="T36" style:family="text">
      <style:text-properties style:font-name="Times New Roman" fo:font-size="12pt" officeooo:rsid="0045f551" fo:background-color="#fff200" loext:char-shading-value="0" style:font-size-asian="12pt" style:font-size-complex="12pt"/>
    </style:style>
    <style:style style:name="T37" style:family="text">
      <style:text-properties style:font-name="Times New Roman" fo:font-size="12pt" officeooo:rsid="0059999f" fo:background-color="#fff200" loext:char-shading-value="0" style:font-size-asian="12pt" style:font-size-complex="12pt"/>
    </style:style>
    <style:style style:name="T38" style:family="text">
      <style:text-properties officeooo:rsid="005b851f"/>
    </style:style>
    <style:style style:name="T39" style:family="text">
      <style:text-properties officeooo:rsid="005e685d"/>
    </style:style>
    <style:style style:name="T40" style:family="text">
      <style:text-properties fo:font-style="normal" officeooo:rsid="0062e55e" style:font-style-asian="normal" style:font-style-complex="normal"/>
    </style:style>
    <style:style style:name="T41" style:family="text">
      <style:text-properties fo:font-style="normal" officeooo:rsid="003b09d2" style:font-style-asian="normal" style:font-style-complex="normal"/>
    </style:style>
    <style:style style:name="T42" style:family="text">
      <style:text-properties officeooo:rsid="0064a1f4"/>
    </style:style>
    <style:style style:name="T43" style:family="text">
      <style:text-properties officeooo:rsid="0066f06c"/>
    </style:style>
    <style:style style:name="T44" style:family="text">
      <style:text-properties officeooo:rsid="00682fcd"/>
    </style:style>
    <style:style style:name="T45" style:family="text">
      <style:text-properties officeooo:rsid="006993b9"/>
    </style:style>
    <style:style style:name="T46" style:family="text">
      <style:text-properties fo:font-weight="normal" officeooo:rsid="006f9a02" style:font-weight-asian="normal" style:font-weight-complex="normal"/>
    </style:style>
    <style:style style:name="T47" style:family="text">
      <style:text-properties officeooo:rsid="00711b94"/>
    </style:style>
    <style:style style:name="T48" style:family="text">
      <style:text-properties officeooo:rsid="007305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op down effect of apex predators on </text:span><text:span text:style-name="T4">plant-herbivore interaction network</text:span><text:span text:style-name="T3"> structure in tropical secondary forest.</text:span></text:p>
      <text:p text:style-name="P2">Piotr Szefer, <text:span text:style-name="T13">Vojtech Novotny</text:span></text:p>
      <text:p text:style-name="P2"/>
      <text:p text:style-name="P11">Abstract</text:p>
      <text:p text:style-name="P30">Plant herbivore interactions are modified by plant quality, herbivore diet breadth and predation. However, effects of these tri-trophic interactions were studied mostly in isolated and/or simplified systems despite their potential implications for the whole plant-herbivore interaction networks. <text:span text:style-name="T48">[in the context of the broader community can reveal patterns masked by compensatory dynamics??? - (Clark et al. 2016 multiple interaction…). We have putative interaction networks → <text:s/></text:span><text:span text:style-name="T23">“few studies have investigated the strength of </text:span><text:span text:style-name="T22">predator effects in the context of complex food webs rather than food chains based on a single plant species or a set of closely related plant species (Singer et al. 2012)”</text:span></text:p>
      <text:p text:style-name="P30"><text:span text:style-name="T22"/></text:p>
      <text:p text:style-name="P12"/>
      <text:p text:style-name="P12">Key words: <text:span text:style-name="T46">tri-trophic interactions, plant-arthropod herbivore networks, intermediate predation, succession, tropical forest</text:span></text:p>
      <text:p text:style-name="P12"/>
      <text:p text:style-name="P12">Introduction</text:p>
      <text:p text:style-name="P8"><text:span text:style-name="T43">[]. </text:span>Bi<text:span text:style-name="T15">r</text:span>d<text:span text:style-name="T15">s</text:span> and bats are key predators in successional forest in the tropics (Morrison <text:span text:style-name="T15">and</text:span> Lindell, 2012) <text:span text:style-name="T43">and cause top-down control and cascading effects within the food chains, which […] . </text:span></text:p>
      <text:p text:style-name="P28">[Strength of top down effects are contingent on the local site conditions and ]. Different hunting modes of predators, abundnace of intermediate predators, plant specificity, herbivores’ diet breadth (Singer et al. 2014), (apparent trophic cascades for intermediate predators) or ecosystem productivity can modify <text:soft-page-break/>the strength of cascades and be important for the shapes of the food pyramids (top-heavy, bottom heavy).</text:p>
      <text:p text:style-name="P9"><text:span text:style-name="T45">In case of predator-insect herbivore-plant food chains ecosystems top down and cascading effects are usually being studied based on the total abundance [</text:span><text:span text:style-name="T28">need to check that</text:span><text:span text:style-name="T44">] of herbivores and plants and usually in controlled, simplified systems (Schmitz … , Bucher et al 2015) and not in complex natural environment. Different feeding guilds <text:s/>of herbivores may have different responses to predators. Never tested in complex systems in the field [?]</text:span></text:p>
      <text:p text:style-name="P16"><text:span text:style-name="T29">These were studied without consideration to the trophic interactions of herbivores and plants, despite producing hypotheses which have implication for plan herbivore interactions. Enemy Free Hypothesis (EFH) [</text:span><text:span text:style-name="T33">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29">] , suggests, that the network generality should be reduced, as species would not explore full range of their habitat domain, and would be forced to feed on least preferred hosts (Schmitz). </text:span><text:span text:style-name="T36">On the other hand Schmitz (2010, Resolving Ecosystem Complexity) – community detection methods - envisioned network as a collection of food chains, suggesting that this might reduce the complexity of the interactions. We tested whether breaking the food web into smaller comp</text:span><text:span text:style-name="T37">a</text:span><text:span text:style-name="T36">rtments can be beneficial and <text:s/>explain the combined effect of apex predators.</text:span><text:span text:style-name="T29"> </text:span><text:span text:style-name="T30">EFH – enemy free hypothesis predicts, that in the absence of predators herbivores should increase their habitat domain. </text:span><text:span text:style-name="T35">Increased generality of the network</text:span><text:span text:style-name="T30">. The tri-trophic interaction hypothesis (TTI, Mooney, Pratt and Singer 2012) </text:span><text:span text:style-name="T31">coonsideres interactions between</text:span><text:span text:style-name="T30"> </text:span>plant quality, herbivore diet breadth, and predation on herbivore performance. <text:span text:style-name="T32">Enemy free in tropics was doubtfull at least for Ficus (Novotny et al., 1999). </text:span><text:span text:style-name="T11">[</text:span><text:span text:style-name="T24">The TTI hypothesis predicts that dietary specialist herbivores (as compared to generalists) should escape predators and be competitively dominant due to faster growth rates, and that such differences should be greater on low quality (as </text:span><text:soft-page-break/><text:span text:style-name="T24">compared to high quality) host plants.</text:span><text:span text:style-name="T11">]</text:span> - <text:span text:style-name="T47">but fails to predict cooexistence of generalists and specialist herbivores on the same host plants (which seems to be common) </text:span><text:span text:style-name="T34">[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30">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text:span></text:p>
      <text:p text:style-name="P7"><text:span text:style-name="T39">As stated by Schmitz (2010, Resolving Ecosystem Complexity), top down effects depend strongly on the species involved, and resolving interactions between trophic levels is still lacking. </text:span><text:span text:style-name="T9">[</text:span><text:span text:style-name="T25">Base on Bosc and state that we have biomass and species habitats/intertactions – which hypotheses we can therefore test?</text:span><text:span text:style-name="T10">] </text:span><text:span text:style-name="T14">Bosc et al. (2018) studied the effects of apex predators on top-down and cascading effects on diverse herbivore community, however this study did not include interaction with food plants. 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span text:style-name="T10">[</text:span><text:span text:style-name="T26">My advantage: body sizes… and plant herbivore “interactions”.</text:span><text:span text:style-name="T10">]</text:span><text:span text:style-name="T14"> (Karp and Dailey 2014; Ritchie and Johnson for clues where to find this info). </text:span>Plant-herbivore interactions shape community dynamics <text:span text:style-name="T38">(Burkepile and Parker 2017). </text:span></text:p>
      <text:p text:style-name="P10">Here we present an experimental study of the effects of birds bats and ants effects on plant – herbivore interaction networks and intermediate arthropod predators during community assembly in secondary successional tropical rain forest.</text:p>
      <text:p text:style-name="P13"><text:soft-page-break/><text:span text:style-name="T40">[</text:span>Plant species traits…. Are they related to the strength of the cascade?<text:span text:style-name="T40">]</text:span></text:p>
      <text:p text:style-name="P14"><text:span text:style-name="T40">[</text:span>Why this might be important during succession? <text:span text:style-name="T5">How could food structure help? What are the main problems here. Habitat shifts?</text:span><text:span text:style-name="T41">]</text:span></text:p>
      <text:p text:style-name="P2"/>
      <text:p text:style-name="P5">The effect of top down control <text:span text:style-name="T6">was studied for single group in experimental conditions and not included different plant species (Singer et al. 2014). [</text:span><text:span text:style-name="T27">Will plant functional characteristic help to explain the strength of the cascade? Maybe tropic cascades are stronger for some plant species that for others?</text:span><text:span text:style-name="T6">]</text:span></text:p>
      <text:p text:style-name="P4"/>
      <text:p text:style-name="P6">0. <text:span text:style-name="T8">[Follow Schmitz’s approach to detecting direct and indirect effects] </text:span>Cascading effects present, how does it relate to the review by Mooney et al. 2010?</text:p>
      <text:p text:style-name="P6">1. Cascading effects for individual plant species. <text:span text:style-name="T7">Are they always present? Do they relate to the general abundance of herbivores on plants? Are there plants which are present in both C and P?</text:span></text:p>
      <text:p text:style-name="P6">2. Cascading effects and intermediate predators for each plant species.</text:p>
      <text:p text:style-name="P4">1. <text:span text:style-name="T12">Do</text:span> herbivores in general change their habitat.</text:p>
      <text:p text:style-name="P2"/>
      <text:p text:style-name="P15"><text:span text:style-name="T42">[</text:span><text:span text:style-name="T22">Bottom-up by AMF fungi? What have we done with the fungicide…. We now know thanks to Suspa’s analyses.</text:span><text:span text:style-name="T42">]</text:span> </text:p>
      <text:p text:style-name="P2"/>
      <text:p text:style-name="P23">Succession is a complex ecological process, which includes many interacting abiotic and biotic component. Biotic components of the system create a network of interactions. Functional identity of species involved in interaction network as well as topology the network itself governs many important functions of the ecosystem. Network of interactions affects how the system behaves, based on the <text:soft-page-break/>functional identity of the species involved. However for the tropical forests topology of these networks and how they depend on the higher trophic levels remain unknown.</text:p>
      <text:p text:style-name="P17">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3">Structure of interaction web of organisms is important for ecosystem functioning (Trzcinski et al. 2016). Food-web structure has been shown to change along various environmental gradients (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17">But I would prefer to avoid this distinction. I would rather present it as a phenomenon, whether effects cascade down or not for different groups of organisms. Bottom up and top down may co-occur but at different scales (Elschot et al. 2017)</text:p>
      <text:p text:style-name="P22">Work by Schmitz et al. presented mechanistically how predators can shape the plant community composition and provided some basic understanding of food web dynamics. This provided base for <text:soft-page-break/>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17">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17">Top down effects caused by predators can be masked by pooling biomass among multiple food web subsystems (Schmitz, Rooney 2006). Therefore we try to test for the magnitude of those effects after partitioning food wes into its compartments and study top down effect within these compartments.</text:p>
      <text:p text:style-name="P17">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17">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17">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17">Intra-guild predation <text:span text:style-name="T1">(bird bats and ants) </text:span>enchances biodiversity and functioning in complex ecosystems (Wang, Broose and Gravel 2019, Ecology)</text:p>
      <text:p text:style-name="P17"><text:soft-page-break/>Here we present a study trying to show how food web topology is determined by biotic components of early successional <text:span text:style-name="T1">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20">n</text:span>se here because we don’t have many species of plants. (vulnerability can tell us if there is reduced variabilty in herbivores feeding on plants. Generality can tell us if under some treatments insects tend to narrow their habitat choice)</text:p>
      <text:list xml:id="list4052571160" text:style-name="WWNum1001">
        <text:list-item>
          <text:p text:style-name="P31">Are there top-down effects/bottom-up effects on plants and herbivore diversity abundance etc. Not trying to mechanistically explain but rather show presence or absence of these. Can I group insects into modules? Then I can <text:span text:style-name="T1">characterize</text:span> them also by diversity within module and size distributions.</text:p>
        </text:list-item>
        <text:list-item>
          <text:p text:style-name="P35">Top down effects during successional</text:p>
        </text:list-item>
        <text:list-item>
          <text:p text:style-name="P35">top down effects and intraguild predators.</text:p>
        </text:list-item>
      </text:list>
      <text:list xml:id="list1115018741" text:style-name="WWNum1002">
        <text:list-item>
          <text:p text:style-name="P32">I think that the plot is ok.</text:p>
        </text:list-item>
      </text:list>
      <text:list xml:id="list4294752852" text:style-name="WWNum1003">
        <text:list-item>
          <text:p text:style-name="P33">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3477520260" text:style-name="WWNum1004">
        <text:list-item>
          <text:p text:style-name="P34">network figures showing some shift. how this shif<text:span text:style-name="T2">t</text:span> can be evaluated?</text:p>
        </text:list-item>
      </text:list>
      <text:p text:style-name="P23">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17">How this can help us understand succession better? Maybe it will be visible for some species that they shift their feeding domain… they feed on less/more plants…</text:p>
      <text:p text:style-name="P17">How to account for the diversity effects? <text:span text:style-name="T20">pRDA? Regression on residuals?</text:span></text:p>
      <text:p text:style-name="P17"><text:soft-page-break/>Again, what could be the purpose of increasing generalist weevil abundance <text:span text:style-name="T21">(that is a simulated top down effect on plants)</text:span>?</text:p>
      <text:p text:style-name="P17"/>
      <text:p text:style-name="P17">Plants vs. herbs? Is one of them reacting in a predictable fashion? Main goal is to describe what is changing in this part of the community.</text:p>
      <text:p text:style-name="P19"/>
      <text:p text:style-name="P18">Effect on plant damage and biomass. Removal of predators should result in decreased damage and increased biomass of plants. </text:p>
      <text:p text:style-name="P18"/>
      <text:p text:style-name="P18"/>
      <text:p text:style-name="P25">Materials and methods</text:p>
      <text:p text:style-name="P26"><text:bookmark text:name="study-sites"/>Study sites</text:p>
      <text:p text:style-name="P27">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ext:soft-page-break/>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26"><text:bookmark text:name="experimental-design"/>Experimental design</text:p>
      <text:p text:style-name="P24"><text:span text:style-name="T17">Within a radius of 3 km from the village, we selected six experimental gardens (blocks) 3-5 years old, each covering an area of approximately 400 m</text:span><text:span text:style-name="T16">2</text:span><text:span text:style-name="T17">, separated by a minimal distance of 200 m. To ensure unified conditions for the initial succession within each block, we cleared all aboveground vegetation and removed all the rocks and dead wood so that bare soil covered </text:span><text:span text:style-name="T19">≥</text:span><text:span text:style-name="T17">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27"><text:soft-page-break/>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27">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27">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27">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text:soft-page-break/>containing seeds and insects was collected from the top of the exclosure and randomly placed inside the experimental plot.</text:p>
      <text:p text:style-name="P24"><text:span text:style-name="T17">5. Increased herbivory – moderate level (H1). We used locally common, highly polyphagous, and flightless </text:span><text:span text:style-name="T18">Oribius</text:span><text:span text:style-name="T17"> </text:span><text:span text:style-name="T18">sp.</text:span><text:span text:style-name="T17">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24"><text:span text:style-name="T17">6. Increased herbivory – high level (H2). The same treatment as above was applied, but with 125 </text:span><text:span text:style-name="T18">Oribius sp.</text:span><text:span text:style-name="T17"> weevils introduced every two weeks per plot.</text:span></text:p>
      <text:p text:style-name="P27">Having six experimental treatments, organized in six blocks allowed us to achieve 80% of statistical power for the effect sizes of approximately 15% shift in baseline descriptor value (Appendix A.6, Supporting Information) </text:p>
      <text:p text:style-name="P26"><text:bookmark text:name="sampling"/>Sampling</text:p>
      <text:p text:style-name="P21"><text:span text:style-name="T17">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9">≥</text:span><text:span text:style-name="T17">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ext:span><text:soft-page-break/><text:span text:style-name="T17">then oven dried and weighed, and leaf dry matter content (LDMC g dry mass /g wet mass) was recorded. The specific leaf area (SLA, in cm</text:span><text:span text:style-name="T16">2 </text:span><text:span text:style-name="T17">g</text:span><text:span text:style-name="T16">-1</text:span><text:span text:style-name="T17">)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20">Results</text:p>
      <text:p text:style-name="P20"/>
      <text:p text:style-name="P20">Discussion</text:p>
      <text:p text:style-name="P20"/>
      <text:p text:style-name="P20">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3-14T12:20:13.889736653</dc:date>
    <meta:editing-duration>PT9H59M47S</meta:editing-duration>
    <meta:editing-cycles>59</meta:editing-cycles>
    <meta:generator>LibreOffice/6.1.6.3$Linux_X86_64 LibreOffice_project/10$Build-3</meta:generator>
    <meta:document-statistic meta:table-count="0" meta:image-count="0" meta:object-count="0" meta:page-count="12" meta:paragraph-count="61" meta:word-count="3359" meta:character-count="21949" meta:non-whitespace-character-count="18641"/>
  </office:meta>
</office:document-meta>
</file>